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534" draw:master-page-name="Master1-Layout7-blank-Leer" presentation:presentation-page-layout-name="Master1-PPL7" draw:id="Slide-256">
        <draw:frame draw:id="id73" draw:style-name="a548" draw:name="Textfeld 2" svg:x="3.48148in" svg:y="0.94815in" svg:width="3.08708in" svg:height="0.40391in">
          <draw:text-box>
            <text:p text:style-name="a547" text:class-names="" text:cond-style-name=""><text:span text:style-name="a535" text:class-names="">Here<text:s text:c="1"/></text:span><text:span text:style-name="a536" text:class-names="">is</text:span><text:span text:style-name="a537" text:class-names=""><text:s text:c="1"/></text:span><text:span text:style-name="a538" text:class-names="">some</text:span><text:span text:style-name="a539" text:class-names=""><text:s text:c="1"/></text:span><text:span text:style-name="a540" text:class-names="">text</text:span><text:span text:style-name="a541" text:class-names=""><text:s text:c="1"/></text:span><text:span text:style-name="a542" text:class-names="">to</text:span><text:span text:style-name="a543" text:class-names=""><text:s text:c="1"/></text:span><text:span text:style-name="a544" text:class-names="">extract</text:span><text:span text:style-name="a545" text:class-names="">.</text:span><text:span text:style-name="a546" text:class-names=""/></text:p>
          </draw:text-box>
          <svg:title/>
          <svg:desc/>
        </draw:frame>
        <presentation:notes draw:style-name="a554">
          <draw:frame draw:id="id74" draw:style-name="a551" draw:name="Foliennummernplatzhalter 6" svg:x="4.67953in" svg:y="11.10827in" svg:width="3.5878in" svg:height="0.58425in">
            <draw:text-box>
              <text:p text:style-name="a550" text:class-names="" text:cond-style-name=""><text:span text:style-name="a549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5" presentation:style-name="a552" draw:name="Folienbildplatzhalter 1">
            <svg:title/>
            <svg:desc/>
          </draw:page-thumbnail>
          <draw:frame draw:id="id76" presentation:style-name="a553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el und Inhal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Abschnitts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Zwei Inhalte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Vergleich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Nur Tite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Leer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Inhalt mit Überschrift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Bild mit Überschrift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el und vertikaler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kaler Titel u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Titelplatzhalt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platzhalt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umsplatzhalter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ußzeilenplatzhalter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Foliennummernplatzhalter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Folienbildplatzhalter 1">
          <svg:title/>
          <svg:desc/>
        </draw:page-thumbnail>
        <draw:frame draw:id="id6" presentation:style-name="a32" draw:name="Notizenplatzhalter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Kopfzeilenplatzhalter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Datumsplatzhalter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Fußzeilenplatzhalter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Foliennummernplatzhalter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46">
      <draw:frame draw:id="id11" presentation:style-name="a49" draw:name="Titel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Mastertitelformat bearbeiten</text:span></text:p>
        </draw:text-box>
        <svg:title/>
        <svg:desc/>
      </draw:frame>
      <draw:frame draw:id="id12" presentation:style-name="a52" draw:name="Untertitel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Master-Untertitelformat bearbeiten</text:span></text:p>
        </draw:text-box>
        <svg:title/>
        <svg:desc/>
      </draw:frame>
      <draw:frame draw:id="id13" presentation:style-name="a55" draw:name="Datumsplatzhalter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Fußzeilenplatzhalter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Foliennummernplatzhalter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Folienbildplatzhalter 1">
          <svg:title/>
          <svg:desc/>
        </draw:page-thumbnail>
        <draw:frame draw:id="id6" presentation:style-name="a65" draw:name="Notizenplatzhalter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Kopfzeilenplatzhalter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Datumsplatzhalter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Fußzeilenplatzhalter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Foliennummernplatzhalter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79">
      <draw:frame draw:id="id16" presentation:style-name="a82" draw:name="Titel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Mastertitelformat bearbeiten</text:span></text:p>
        </draw:text-box>
        <svg:title/>
        <svg:desc/>
      </draw:frame>
      <draw:frame draw:id="id17" presentation:style-name="a97" draw:name="Inhaltsplatzhalter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Mastertextformat bearbeiten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Zweite Ebene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Dritte Ebene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Datumsplatzhalter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Fußzeilenplatzhalter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Foliennummernplatzhalter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Folienbildplatzhalter 1">
          <svg:title/>
          <svg:desc/>
        </draw:page-thumbnail>
        <draw:frame draw:id="id6" presentation:style-name="a110" draw:name="Notizenplatzhalter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Kopfzeilenplatzhalter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Datumsplatzhalter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Fußzeilenplatzhalter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Foliennummernplatzhalter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24">
      <draw:frame draw:id="id21" presentation:style-name="a127" draw:name="Titel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Mastertitelformat bearbeiten</text:span></text:p>
        </draw:text-box>
        <svg:title/>
        <svg:desc/>
      </draw:frame>
      <draw:frame draw:id="id22" presentation:style-name="a131" draw:name="Textplatzhalter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Mastertextformat bearbeiten</text:span></text:p>
            </text:list-item>
          </text:list>
        </draw:text-box>
        <svg:title/>
        <svg:desc/>
      </draw:frame>
      <draw:frame draw:id="id23" presentation:style-name="a134" draw:name="Datumsplatzhalter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Fußzeilenplatzhalter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Folienbildplatzhalter 1">
          <svg:title/>
          <svg:desc/>
        </draw:page-thumbnail>
        <draw:frame draw:id="id6" presentation:style-name="a144" draw:name="Notizenplatzhalter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Kopfzeilenplatzhalter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Datumsplatzhalter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Fußzeilenplatzhalter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Foliennummernplatzhalter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58">
      <draw:frame draw:id="id26" presentation:style-name="a161" draw:name="Titel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Mastertitelformat bearbeiten</text:span></text:p>
        </draw:text-box>
        <svg:title/>
        <svg:desc/>
      </draw:frame>
      <draw:frame draw:id="id27" presentation:style-name="a176" draw:name="Inhaltsplatzhalter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Mastertextformat bearbeiten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Zweite Ebene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Inhaltsplatzhalter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Mastertextformat bearbeiten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Zweite Ebene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Datumsplatzhalter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Fußzeilenplatzhalter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Foliennummernplatzhalter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Folienbildplatzhalter 1">
          <svg:title/>
          <svg:desc/>
        </draw:page-thumbnail>
        <draw:frame draw:id="id6" presentation:style-name="a204" draw:name="Notizenplatzhalter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Kopfzeilenplatzhalter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Datumsplatzhalter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Fußzeilenplatzhalter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Foliennummernplatzhalter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18">
      <draw:frame draw:id="id32" presentation:style-name="a221" draw:name="Titel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Mastertitelformat bearbeiten</text:span></text:p>
        </draw:text-box>
        <svg:title/>
        <svg:desc/>
      </draw:frame>
      <draw:frame draw:id="id33" presentation:style-name="a225" draw:name="Textplatzhalter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Mastertextformat bearbeiten</text:span></text:p>
            </text:list-item>
          </text:list>
        </draw:text-box>
        <svg:title/>
        <svg:desc/>
      </draw:frame>
      <draw:frame draw:id="id34" presentation:style-name="a240" draw:name="Inhaltsplatzhalter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Mastertextformat bearbeiten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Zweite Ebene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Textplatzhalter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Mastertextformat bearbeiten</text:span></text:p>
            </text:list-item>
          </text:list>
        </draw:text-box>
        <svg:title/>
        <svg:desc/>
      </draw:frame>
      <draw:frame draw:id="id36" presentation:style-name="a259" draw:name="Inhaltsplatzhalter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Mastertextformat bearbeiten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Zweite Ebene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Datumsplatzhalter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Fußzeilenplatzhalter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Foliennummernplatzhalter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Folienbildplatzhalter 1">
          <svg:title/>
          <svg:desc/>
        </draw:page-thumbnail>
        <draw:frame draw:id="id6" presentation:style-name="a272" draw:name="Notizenplatzhalter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Kopfzeilenplatzhalter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Datumsplatzhalter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Fußzeilenplatzhalter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Foliennummernplatzhalter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286">
      <draw:frame draw:id="id40" presentation:style-name="a289" draw:name="Titel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Mastertitelformat bearbeiten</text:span></text:p>
        </draw:text-box>
        <svg:title/>
        <svg:desc/>
      </draw:frame>
      <draw:frame draw:id="id41" presentation:style-name="a292" draw:name="Datumsplatzhalter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Fußzeilenplatzhalter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Foliennummernplatzhalter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Folienbildplatzhalter 1">
          <svg:title/>
          <svg:desc/>
        </draw:page-thumbnail>
        <draw:frame draw:id="id6" presentation:style-name="a302" draw:name="Notizenplatzhalter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Kopfzeilenplatzhalter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Datumsplatzhalter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Fußzeilenplatzhalter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Foliennummernplatzhalter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16">
      <draw:frame draw:id="id44" presentation:style-name="a319" draw:name="Datumsplatzhalter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Fußzeilenplatzhalter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Foliennummernplatzhalter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Folienbildplatzhalter 1">
          <svg:title/>
          <svg:desc/>
        </draw:page-thumbnail>
        <draw:frame draw:id="id6" presentation:style-name="a329" draw:name="Notizenplatzhalter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Kopfzeilenplatzhalter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Datumsplatzhalter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Fußzeilenplatzhalter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Foliennummernplatzhalter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43">
      <draw:frame draw:id="id47" presentation:style-name="a346" draw:name="Titel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Mastertitelformat bearbeiten</text:span></text:p>
        </draw:text-box>
        <svg:title/>
        <svg:desc/>
      </draw:frame>
      <draw:frame draw:id="id48" presentation:style-name="a361" draw:name="Inhaltsplatzhalter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Mastertextformat bearbeiten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Zweite Ebene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Dritte Ebene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Textplatzhalter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Mastertextformat bearbeiten</text:span></text:p>
            </text:list-item>
          </text:list>
        </draw:text-box>
        <svg:title/>
        <svg:desc/>
      </draw:frame>
      <draw:frame draw:id="id50" presentation:style-name="a368" draw:name="Datumsplatzhalter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Fußzeilenplatzhalter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Foliennummernplatzhalter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Folienbildplatzhalter 1">
          <svg:title/>
          <svg:desc/>
        </draw:page-thumbnail>
        <draw:frame draw:id="id6" presentation:style-name="a378" draw:name="Notizenplatzhalter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Kopfzeilenplatzhalter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Datumsplatzhalter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Fußzeilenplatzhalter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Foliennummernplatzhalter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392">
      <draw:frame draw:id="id53" presentation:style-name="a395" draw:name="Titel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Mastertitelformat bearbeiten</text:span></text:p>
        </draw:text-box>
        <svg:title/>
        <svg:desc/>
      </draw:frame>
      <draw:frame draw:id="id54" presentation:style-name="a398" draw:name="Bildplatzhalter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Textplatzhalter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Mastertextformat bearbeiten</text:span></text:p>
            </text:list-item>
          </text:list>
        </draw:text-box>
        <svg:title/>
        <svg:desc/>
      </draw:frame>
      <draw:frame draw:id="id56" presentation:style-name="a405" draw:name="Datumsplatzhalter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Fußzeilenplatzhalter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Foliennummernplatzhalter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Folienbildplatzhalter 1">
          <svg:title/>
          <svg:desc/>
        </draw:page-thumbnail>
        <draw:frame draw:id="id6" presentation:style-name="a415" draw:name="Notizenplatzhalter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Kopfzeilenplatzhalter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Datumsplatzhalter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Fußzeilenplatzhalter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Foliennummernplatzhalter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29">
      <draw:frame draw:id="id59" presentation:style-name="a432" draw:name="Titel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Mastertitelformat bearbeiten</text:span></text:p>
        </draw:text-box>
        <svg:title/>
        <svg:desc/>
      </draw:frame>
      <draw:frame draw:id="id60" presentation:style-name="a448" draw:name="Vertikaler Textplatzhalter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Mastertextformat bearbeiten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Zweite Ebene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Dritte Ebene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Datumsplatzhalter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Fußzeilenplatzhalter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Foliennummernplatzhalter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Folienbildplatzhalter 1">
          <svg:title/>
          <svg:desc/>
        </draw:page-thumbnail>
        <draw:frame draw:id="id6" presentation:style-name="a461" draw:name="Notizenplatzhalter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Kopfzeilenplatzhalter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Datumsplatzhalter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Fußzeilenplatzhalter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Foliennummernplatzhalter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475">
      <draw:frame draw:id="id64" presentation:style-name="a478" draw:name="Vertikaler Tite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Mastertitelformat bearbeiten</text:span></text:p>
        </draw:text-box>
        <svg:title/>
        <svg:desc/>
      </draw:frame>
      <draw:frame draw:id="id65" presentation:style-name="a494" draw:name="Vertikaler Textplatzhalter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Mastertextformat bearbeiten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Zweite Ebene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Datumsplatzhalter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Fußzeilenplatzhalter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Foliennummernplatzhalter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Folienbildplatzhalter 1">
          <svg:title/>
          <svg:desc/>
        </draw:page-thumbnail>
        <draw:frame draw:id="id6" presentation:style-name="a507" draw:name="Notizenplatzhalter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Kopfzeilenplatzhalter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Datumsplatzhalter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Fußzeilenplatzhalter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Foliennummernplatzhalter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Kopfzeilenplatzhalter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Datumsplatzhalter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Fußzeilenplatzhalter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Foliennummernplatzhalter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re is some text to extract. </dc:title>
    <dc:creator>Dräs, Christian</dc:creator>
    <meta:creation-date>2023-02-09T08:33:19Z</meta:creation-date>
    <dc:date>2023-02-09T07:57:43Z</dc:date>
    <meta:editing-cycles>1</meta:editing-cycles>
    <meta:editing-duration>PT0S</meta:editing-duration>
    <meta:document-statistic meta:paragraph-count="2" meta:word-count="8"/>
  </office:meta>
</office:document-meta>
</file>